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5.84pt"/>
    </style:style>
    <style:style style:name="co3" style:family="table-column">
      <style:table-column-properties fo:break-before="auto" style:column-width="179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2_1" table:style-name="ta1">
        <table:table-column table:style-name="co2" table:default-cell-style-name="ce4"/>
        <table:table-column table:style-name="co3" table:default-cell-style-name="ce10"/>
        <table:table-column table:style-name="co1" table:default-cell-style-name="ce16"/>
        <table:table-column table:style-name="co1" table:default-cell-style-name="ce20"/>
        <table:table-column table:style-name="co1" table:default-cell-style-name="ce27"/>
        <table:table-row table:style-name="ro1">
          <table:table-cell table:style-name="Default" table:number-columns-repeated="5"/>
        </table:table-row>
        <table:table-row table:style-name="ro1">
          <table:table-cell table:style-name="Pivot_20_Table_20_Field" office:value-type="string" calcext:value-type="string">
            <text:p>Branch</text:p>
          </table:table-cell>
          <table:table-cell table:style-name="ce6" office:value-type="string" calcext:value-type="string">
            <text:p>ARMY</text:p>
          </table:table-cell>
          <table:table-cell table:style-name="Default" table:number-columns-repeated="3"/>
        </table:table-row>
        <table:table-row table:style-name="ro1">
          <table:table-cell table:style-name="Pivot_20_Table_20_Field" office:value-type="string" calcext:value-type="string">
            <text:p>Board</text:p>
          </table:table-cell>
          <table:table-cell table:style-name="ce6" office:value-type="string" calcext:value-type="string">
            <text:p>DRB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ount - Original_Char</text:p>
          </table:table-cell>
          <table:table-cell table:style-name="ce7" office:value-type="string" calcext:value-type="string">
            <text:p>Data</text:p>
          </table:table-cell>
          <table:table-cell table:style-name="ce13" table:number-columns-repeated="2"/>
          <table:table-cell table:style-name="ce24"/>
        </table:table-row>
        <table:table-row table:style-name="ro1">
          <table:table-cell table:style-name="ce2" office:value-type="string" calcext:value-type="string">
            <text:p>Original_Char</text:p>
          </table:table-cell>
          <table:table-cell table:style-name="ce8" office:value-type="string" calcext:value-type="string">
            <text:p>(empty)</text:p>
          </table:table-cell>
          <table:table-cell table:style-name="ce14" office:value-type="string" calcext:value-type="string">
            <text:p>Change</text:p>
          </table:table-cell>
          <table:table-cell table:style-name="ce14" office:value-type="string" calcext:value-type="string">
            <text:p>No change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(empty)</text:p>
          </table:table-cell>
          <table:table-cell table:style-name="ce9" office:value-type="float" office:value="465" calcext:value-type="float">
            <text:p>465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Dishonorable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table:style-name="ce21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S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table:style-name="ce2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2258" calcext:value-type="float">
            <text:p>2258</text:p>
          </table:table-cell>
          <table:table-cell office:value-type="float" office:value="1521" calcext:value-type="float">
            <text:p>1521</text:p>
          </table:table-cell>
          <table:table-cell office:value-type="float" office:value="185" calcext:value-type="float">
            <text:p>185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4828" calcext:value-type="float">
            <text:p>48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OTH</text:p>
          </table:table-cell>
          <table:table-cell office:value-type="float" office:value="1761" calcext:value-type="float">
            <text:p>1761</text:p>
          </table:table-cell>
          <table:table-cell office:value-type="float" office:value="702" calcext:value-type="float">
            <text:p>702</text:p>
          </table:table-cell>
          <table:table-cell office:value-type="float" office:value="157" calcext:value-type="float">
            <text:p>157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Uncharacterized</text:p>
          </table:table-cell>
          <table:table-cell table:style-name="ce11" office:value-type="float" office:value="883" calcext:value-type="float">
            <text:p>883</text:p>
          </table:table-cell>
          <table:table-cell table:style-name="ce17" office:value-type="float" office:value="128" calcext:value-type="float">
            <text:p>128</text:p>
          </table:table-cell>
          <table:table-cell table:style-name="ce22" office:value-type="float" office:value="48" calcext:value-type="float">
            <text:p>48</text:p>
          </table:table-cell>
          <table:table-cell table:style-name="ce28" office:value-type="float" office:value="1059" calcext:value-type="float">
            <text:p>105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0318" calcext:value-type="float">
            <text:p>10318</text:p>
          </table:table-cell>
          <table:table-cell table:style-name="ce18" office:value-type="float" office:value="2408" calcext:value-type="float">
            <text:p>2408</text:p>
          </table:table-cell>
          <table:table-cell table:style-name="ce23" office:value-type="float" office:value="408" calcext:value-type="float">
            <text:p>408</text:p>
          </table:table-cell>
          <table:table-cell table:style-name="ce29" office:value-type="float" office:value="13134" calcext:value-type="float">
            <text:p>1313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2:'Pivot Table_Sheet2_1'.E15" table:buttons="'Pivot Table_Sheet2_1'.A2 'Pivot Table_Sheet2_1'.A3 'Pivot Table_Sheet2_1'.A6 'Pivot Table_Sheet2_1'.B5" table:show-filter-button="false" table:drill-down-on-double-click="false">
          <table:database-source-query table:database-name="Mysql DB connection" table:query-name="Basic_info"/>
          <table:data-pilot-field table:source-field-name="Branch" table:orientation="page" table:used-hierarchy="0" table:function="auto" loext:ignore-selected-page="true" table:selected-page="ARMY">
            <table:data-pilot-level table:show-empty="false" calcext:repeat-item-labels="false">
              <table:data-pilot-members>
                <table:data-pilot-member table:name="" table:display="false" table:show-details="true"/>
                <table:data-pilot-member table:name="AF" table:display="false" table:show-details="true"/>
                <table:data-pilot-member table:name="ARMY" table:display="true" table:show-details="true"/>
                <table:data-pilot-member table:name="CG" table:display="false" table:show-details="true"/>
                <table:data-pilot-member table:name="Navy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ard" table:orientation="page" table:used-hierarchy="0" table:function="auto" loext:ignore-selected-page="true" table:selected-page="DRB">
            <table:data-pilot-level table:show-empty="false" calcext:repeat-item-labels="false">
              <table:data-pilot-members>
                <table:data-pilot-member table:name="" table:display="false" table:show-details="true"/>
                <table:data-pilot-member table:name="BCMR" table:display="false" table:show-details="true"/>
                <table:data-pilot-member table:name="BCNR" table:display="false" table:show-details="true"/>
                <table:data-pilot-member table:name="DR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utcome_char" table:orientation="column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Change" table:display="true" table:show-details="true"/>
                <table:data-pilot-member table:name="No chan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iginal_Char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BCD" table:display="true" table:show-details="true"/>
                <table:data-pilot-member table:name="Dishonorable" table:display="true" table:show-details="true"/>
                <table:data-pilot-member table:name="ELS" table:display="true" table:show-details="true"/>
                <table:data-pilot-member table:name="GD" table:display="true" table:show-details="true"/>
                <table:data-pilot-member table:name="HD" table:display="true" table:show-details="true"/>
                <table:data-pilot-member table:name="OTH" table:display="true" table:show-details="true"/>
                <table:data-pilot-member table:name="Uncharacteriz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iginal_Char" table:orientation="data" table:used-hierarchy="0" table:function="count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BCD" table:display="true" table:show-details="true"/>
                <table:data-pilot-member table:name="Dishonorable" table:display="true" table:show-details="true"/>
                <table:data-pilot-member table:name="ELS" table:display="true" table:show-details="true"/>
                <table:data-pilot-member table:name="GD" table:display="true" table:show-details="true"/>
                <table:data-pilot-member table:name="HD" table:display="true" table:show-details="true"/>
                <table:data-pilot-member table:name="OTH" table:display="true" table:show-details="true"/>
                <table:data-pilot-member table:name="Uncharacteriz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7:22:29.0134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8:02:13.470754000</meta:creation-date>
    <dc:date>2017-05-26T14:21:49.078778000</dc:date>
    <meta:editing-duration>P2DT12H26M26S</meta:editing-duration>
    <meta:editing-cycles>7</meta:editing-cycles>
    <meta:generator>LibreOffice/5.2.5.1$MacOSX_X86_64 LibreOffice_project/0312e1a284a7d50ca85a365c316c7abbf20a4d22</meta:generator>
    <meta:document-statistic meta:table-count="2" meta:cell-count="52" meta:object-count="0"/>
  </office:meta>
</office:document-meta>
</file>